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cut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366.05971349" calcext:value-type="float">
            <text:p>-8366.059713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663.37619368" calcext:value-type="float">
            <text:p>-8663.376193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795.32366542" calcext:value-type="float">
            <text:p>-8795.323665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8852.55947543" calcext:value-type="float">
            <text:p>-8852.559475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8877.43500542" calcext:value-type="float">
            <text:p>-8877.435005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8888.02559751" calcext:value-type="float">
            <text:p>-8888.025597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892.23198025" calcext:value-type="float">
            <text:p>-8892.231980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893.68018747" calcext:value-type="float">
            <text:p>-8893.680187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5:58:20.976580674</meta:creation-date>
    <dc:date>2023-01-15T17:13:53.378746069</dc:date>
    <meta:editing-duration>PT1H5M22S</meta:editing-duration>
    <meta:editing-cycles>1</meta:editing-cycles>
    <meta:document-statistic meta:table-count="1" meta:cell-count="17" meta:object-count="0"/>
    <meta:generator>LibreOffice/7.3.6.2$Linux_X86_64 LibreOffice_project/30$Build-2</meta:generator>
  </office:meta>
</office:document-meta>
</file>